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f16" officeooo:paragraph-rsid="00033f16"/>
    </style:style>
    <style:style style:name="P2" style:family="paragraph" style:parent-style-name="Standard">
      <style:text-properties style:font-name="DejaVu Sans Condensed"/>
    </style:style>
    <style:style style:name="P3" style:family="paragraph" style:parent-style-name="Standard">
      <style:text-properties fo:color="#000000" fo:font-size="16pt" officeooo:rsid="00034d6a" officeooo:paragraph-rsid="00034d6a" fo:background-color="#bf0041" style:font-size-asian="16pt" style:font-size-complex="16pt"/>
    </style:style>
    <style:style style:name="P4" style:family="paragraph">
      <style:text-properties fo:font-size="28pt" fo:background-color="#729fcf" style:font-size-asian="28pt" style:font-size-complex="28pt"/>
    </style:style>
    <style:style style:name="P5" style:family="paragraph">
      <loext:graphic-properties draw:fill="none" draw:fill-color="#ffffff"/>
      <style:text-properties fo:font-size="28pt" fo:background-color="#729fcf" style:font-size-asian="28pt" style:font-size-complex="28pt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officeooo:rsid="0004b00c"/>
    </style:style>
    <style:style style:name="T2" style:family="text">
      <style:text-properties fo:font-size="28pt" fo:background-color="#729fcf" style:font-size-asian="28pt" style:font-size-complex="28pt"/>
    </style:style>
    <style:style style:name="T3" style:family="text">
      <style:text-properties fo:font-size="10.5pt" style:font-size-asian="10.5pt" style:font-size-complex="10.5pt"/>
    </style: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5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Standard"><draw:frame text:anchor-type="paragraph" draw:z-index="1" draw:name="Forma2" draw:style-name="gr1" draw:text-style-name="P5" svg:width="15.929cm" svg:height="1.324cm" svg:x="1.092cm" svg:y="0.275cm"><draw:text-box><text:p text:style-name="P4"><text:span text:style-name="T2">PRUEBA LABORATORIO-MAZZA</text:span></text:p></draw:text-box></draw:frame></text:p>
      <text:p text:style-name="Standard"/>
      <text:p text:style-name="Standard"/>
      <text:p text:style-name="Standard"/>
      <text:p text:style-name="Standard"/>
      <text:p text:style-name="P1">1)</text:p>
      <text:p text:style-name="P1"><draw:frame text:anchor-type="paragraph" draw:z-index="0" draw:name="Forma1" draw:style-name="gr2" draw:text-style-name="P6" svg:width="9.896cm" svg:height="12.808cm" svg:x="7.283cm" svg:y="0.06cm"><draw:text-box><text:p><text:span text:style-name="T3">int main(){</text:span></text:p><text:p><text:span text:style-name="T3"><text:tab/></text:span></text:p><text:p><text:span text:style-name="T3"><text:tab/></text:span><text:span text:style-name="T3">bool a = true;</text:span></text:p><text:p><text:span text:style-name="T3"><text:tab/></text:span><text:span text:style-name="T3">bool b = false;</text:span></text:p><text:p><text:span text:style-name="T3"><text:tab/></text:span><text:span text:style-name="T3">int c = 89;</text:span></text:p><text:p><text:span text:style-name="T3"><text:tab/></text:span><text:span text:style-name="T3">int d = 0;</text:span></text:p><text:p><text:span text:style-name="T3"><text:tab/></text:span><text:span text:style-name="T3">int e = 12;</text:span></text:p><text:p><text:span text:style-name="T3"><text:tab/></text:span><text:span text:style-name="T3">bool f = c == 0; <text:s text:c="4"/>→ COMIENZA DESDE ACÁ</text:span></text:p><text:p><text:span text:style-name="T3"><text:tab/></text:span><text:span text:style-name="T3">f = c &gt; 12;</text:span></text:p><text:p><text:span text:style-name="T3"><text:tab/></text:span><text:span text:style-name="T3">f = c &gt; 89;</text:span></text:p><text:p><text:span text:style-name="T3"><text:tab/></text:span><text:span text:style-name="T3">f = c &gt;= 89;</text:span></text:p><text:p><text:span text:style-name="T3"><text:tab/></text:span><text:span text:style-name="T3">f = f &amp;&amp; e == 5;</text:span></text:p><text:p><text:span text:style-name="T3"><text:tab/></text:span><text:span text:style-name="T3">f = !a || d != 0;</text:span></text:p><text:p><text:span text:style-name="T3"><text:tab/></text:span><text:span text:style-name="T3">f = d == 0;</text:span></text:p><text:p><text:span text:style-name="T3"><text:tab/></text:span><text:span text:style-name="T3">f = d != 0;</text:span></text:p><text:p><text:span text:style-name="T3"><text:tab/></text:span><text:span text:style-name="T3">f = !b &amp;&amp; e &gt; 0;</text:span></text:p><text:p><text:span text:style-name="T3"><text:tab/></text:span><text:span text:style-name="T3">c++;</text:span></text:p><text:p><text:span text:style-name="T3"><text:tab/></text:span><text:span text:style-name="T3">f = c == 90;</text:span></text:p><text:p><text:span text:style-name="T3"><text:tab/></text:span><text:span text:style-name="T3">c++;</text:span></text:p><text:p><text:span text:style-name="T3"><text:tab/></text:span><text:span text:style-name="T3">d--;</text:span></text:p><text:p><text:span text:style-name="T3"><text:tab/></text:span><text:span text:style-name="T3">f = c &gt; 90 &amp;&amp; d &lt; 0;</text:span></text:p><text:p><text:span text:style-name="T3"><text:tab/></text:span><text:span text:style-name="T3">f = b &amp;&amp; !f;</text:span></text:p><text:p><text:span text:style-name="T3"><text:tab/></text:span><text:span text:style-name="T3">a = !f &amp;&amp; d &gt; 0;</text:span></text:p><text:p><text:span text:style-name="T3"><text:tab/></text:span><text:span text:style-name="T3">e++;</text:span></text:p><text:p><text:span text:style-name="T3"><text:tab/></text:span><text:span text:style-name="T3">b = e == 12 || e == 13;</text:span></text:p><text:p><text:span text:style-name="T3"><text:tab/></text:span><text:span text:style-name="T3">a = (true &amp;&amp; !false) || (false || false)</text:span></text:p><text:p><text:span text:style-name="T3"><text:tab/></text:span><text:span text:style-name="T3">a = (d &gt; 0 &amp;&amp; d &lt; 100) || (c == 89)</text:span></text:p><text:p><text:span text:style-name="T3"><text:tab/></text:span><text:span text:style-name="T3">f = !(true || false)</text:span></text:p><text:p><text:span text:style-name="T3"/></text:p><text:p><text:span text:style-name="T3">}</text:span></text:p></draw:text-box></draw:frame></text:p>
      <text:p text:style-name="P1">a_F</text:p>
      <text:p text:style-name="P1">b_V</text:p>
      <text:p text:style-name="P1">c_F</text:p>
      <text:p text:style-name="P1">d_V</text:p>
      <text:p text:style-name="P1">e_F</text:p>
      <text:p text:style-name="P1">f_F</text:p>
      <text:p text:style-name="P1">g_V</text:p>
      <text:p text:style-name="P1">h_F</text:p>
      <text:p text:style-name="P1">i_F</text:p>
      <text:p text:style-name="P1">j_V</text:p>
      <text:p text:style-name="P1">k_V</text:p>
      <text:p text:style-name="P1">l_F</text:p>
      <text:p text:style-name="P1">m_F</text:p>
      <text:p text:style-name="P1">n_V</text:p>
      <text:p text:style-name="P1">ñ_V</text:p>
      <text:p text:style-name="P1">o_V</text:p>
      <text:p text:style-name="P1">p_ F</text:p>
      <text:p text:style-name="Standard"><text:s text:c="30"/></text:p>
      <text:p text:style-name="Standard"><text:s text:c="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CÓDIGO:</text:p>
      <text:p text:style-name="Standard"/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cout&lt;&lt;"Elija una opcion: ingrese a, para ingresar un numero y decir si este es par y mayor a 100, Ingrese b, para indicar si un numero es positivo, negativo o igual a cero, o c, reciba dos nombres y luego imprimir un saludo con dos nombres"&lt;&lt;endl;</text:p>
      <text:p text:style-name="Standard"><text:s text:c="4"/>string l1;</text:p>
      <text:p text:style-name="Standard"><text:s text:c="4"/>cin&gt;&gt;l1;</text:p>
      <text:p text:style-name="Standard"><text:s text:c="4"/></text:p>
      <text:p text:style-name="Standard"><text:s text:c="4"/>if(l1=="a"){</text:p>
      <text:p text:style-name="Standard"><text:s text:c="8"/></text:p>
      <text:p text:style-name="Standard"><text:s text:c="8"/>cout&lt;&lt;"Ingresar un número"&lt;&lt;endl;</text:p>
      <text:p text:style-name="Standard"><text:s text:c="8"/>int n1;</text:p>
      <text:p text:style-name="Standard"><text:s text:c="8"/>cin&gt;&gt;n1;</text:p>
      <text:p text:style-name="Standard"><text:s text:c="8"/></text:p>
      <text:p text:style-name="Standard"><text:s text:c="9"/>if(n1%2==0 &amp;&amp; n1&gt;100){</text:p>
      <text:p text:style-name="Standard"><text:s text:c="8"/></text:p>
      <text:p text:style-name="Standard"><text:s text:c="8"/>cout&lt;&lt;"Es par y mayor a 100"&lt;&lt;endl;</text:p>
      <text:p text:style-name="Standard"><text:s text:c="12"/></text:p>
      <text:p text:style-name="Standard"><text:s text:c="8"/>}else{</text:p>
      <text:p text:style-name="Standard"><text:s text:c="12"/></text:p>
      <text:p text:style-name="Standard"><text:s text:c="12"/>cout&lt;&lt;"No es par <text:span text:style-name="T1">y</text:span> no es mayor a 100"&lt;&lt;endl;</text:p>
      <text:p text:style-name="Standard"><text:s text:c="12"/></text:p>
      <text:p text:style-name="Standard"><text:s text:c="12"/></text:p>
      <text:p text:style-name="Standard"><text:s text:c="8"/>}</text:p>
      <text:p text:style-name="Standard"><text:s text:c="4"/>}</text:p>
      <text:p text:style-name="Standard"><text:s text:c="8"/></text:p>
      <text:p text:style-name="Standard"><text:s text:c="4"/>else if(l1=="b"){</text:p>
      <text:p text:style-name="Standard"><text:s text:c="12"/></text:p>
      <text:p text:style-name="Standard"><text:s text:c="12"/>cout&lt;&lt;"Ingresar número"&lt;&lt;endl;</text:p>
      <text:p text:style-name="Standard"><text:s text:c="12"/>int n2;</text:p>
      <text:p text:style-name="Standard"><text:s text:c="12"/>cin&gt;&gt;n2;</text:p>
      <text:p text:style-name="Standard"><text:s text:c="12"/></text:p>
      <text:p text:style-name="Standard"><text:s text:c="12"/>if(n2==0){</text:p>
      <text:p text:style-name="Standard"><text:s text:c="16"/></text:p>
      <text:p text:style-name="Standard"><text:s text:c="16"/>cout&lt;&lt;"Es igual a 0"&lt;&lt;endl;</text:p>
      <text:p text:style-name="Standard"><text:s text:c="16"/></text:p>
      <text:p text:style-name="Standard"><text:s text:c="12"/>}else if(n2&gt;=1){</text:p>
      <text:p text:style-name="Standard"><text:s text:c="16"/>cout&lt;&lt;"Es positivo"&lt;&lt;endl;</text:p>
      <text:p text:style-name="Standard"><text:s text:c="16"/></text:p>
      <text:p text:style-name="Standard"><text:s text:c="12"/>}else{</text:p>
      <text:p text:style-name="Standard"><text:s text:c="16"/>cout&lt;&lt;"Es negativo"&lt;&lt;endl;</text:p>
      <text:p text:style-name="Standard"><text:s text:c="16"/></text:p>
      <text:p text:style-name="Standard"><text:s text:c="12"/></text:p>
      <text:p text:style-name="Standard"><text:soft-page-break/><text:s text:c="8"/></text:p>
      <text:p text:style-name="Standard"><text:s text:c="8"/></text:p>
      <text:p text:style-name="Standard"><text:s text:c="8"/>}</text:p>
      <text:p text:style-name="Standard"><text:s text:c="8"/></text:p>
      <text:p text:style-name="Standard"><text:s text:c="4"/>}else{</text:p>
      <text:p text:style-name="Standard"><text:s text:c="8"/></text:p>
      <text:p text:style-name="Standard"><text:s text:c="8"/>cout&lt;&lt;"Ingrese un nombre"&lt;&lt;endl;</text:p>
      <text:p text:style-name="Standard"><text:s text:c="8"/>string n1;</text:p>
      <text:p text:style-name="Standard"><text:s text:c="8"/>cin&gt;&gt;n1;</text:p>
      <text:p text:style-name="Standard"><text:s text:c="8"/>cout&lt;&lt;"Ingrese otro nombre"&lt;&lt;endl;</text:p>
      <text:p text:style-name="Standard"><text:s text:c="8"/>string n2;</text:p>
      <text:p text:style-name="Standard"><text:s text:c="8"/>cin&gt;&gt;n2;</text:p>
      <text:p text:style-name="Standard"><text:s text:c="8"/></text:p>
      <text:p text:style-name="Standard"><text:s text:c="8"/>cout&lt;&lt;"Hola, "&lt;&lt;n1&lt;&lt;" y "&lt;&lt;n2&lt;&lt;endl;</text:p>
      <text:p text:style-name="Standard"><text:s text:c="8"/></text:p>
      <text:p text:style-name="Standard"><text:s text:c="4"/>}</text:p>
      <text:p text:style-name="Standard"><text:s text:c="4"/></text:p>
      <text:p text:style-name="Standard"/>
      <text:p text:style-name="Standard"><text:s text:c="4"/>return 0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08:59:59.058543195</meta:creation-date>
    <dc:date>2022-03-29T09:24:38.709777728</dc:date>
    <meta:editing-duration>PT4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83" meta:word-count="146" meta:character-count="1444" meta:non-whitespace-character-count="786"/>
  </office:meta>
</office:document-meta>
</file>